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2811in"/>
    </style:style>
    <style:style style:name="co5" style:family="table-column">
      <style:table-column-properties fo:break-before="auto" style:column-width="0.3236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0.9583in"/>
    </style:style>
    <style:style style:name="co8" style:family="table-column">
      <style:table-column-properties fo:break-before="auto" style:column-width="0.653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  <style:style style:name="ce3" style:family="table-cell" style:parent-style-name="Default" style:data-style-name="N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1"/>
        <table:table-column table:style-name="co5" table:default-cell-style-name="ce2"/>
        <table:table-column table:style-name="co6" table:default-cell-style-name="ce3"/>
        <table:table-column table:style-name="co7" table:number-columns-repeated="2" table:default-cell-style-name="Default"/>
        <table:table-column table:style-name="co8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table:number-columns-spanned="1" table:number-rows-spanned="2">
            <text:p>0-5</text:p>
          </table:table-cell>
          <table:table-cell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44];[.D44];[.E44])+TIME([.F44];[.G44];[.H44]))" office:value-type="date" office:date-value="1981-03-10T19:53:44">
            <text:p>1981-03-10T19:53:44Z</text:p>
          </table:table-cell>
          <table:table-cell table:formula="of:=(DATE([.C44];[.D44];[.E44])+TIME([.F44];[.G44];[.H44]))*86400" office:value-type="float" office:value="2562263624">
            <text:p>2562263624</text:p>
          </table:table-cell>
          <table:table-cell table:formula="of:=[.K44]-2562263623-1" office:value-type="float" office:value="0">
            <text:p>0</text:p>
          </table:table-cell>
          <table:table-cell table:formula="of:=LOWER(BASE([.L44];36))" office:value-type="string" office:string-value="0">
            <text:p>0</text:p>
          </table:table-cell>
        </table:table-row>
        <table:table-row table:style-name="ro1">
          <table:covered-table-cell/>
          <table:table-cell/>
          <table:table-cell table:formula="of:=YEAR([.J45])" office:value-type="float" office:value="1992">
            <text:p>1992</text:p>
          </table:table-cell>
          <table:table-cell table:formula="of:=MONTH([.J45])" office:value-type="float" office:value="9">
            <text:p>09</text:p>
          </table:table-cell>
          <table:table-cell table:formula="of:=DAY([.J45])" office:value-type="float" office:value="7">
            <text:p>07</text:p>
          </table:table-cell>
          <table:table-cell table:formula="of:=HOUR([.J45])" office:value-type="float" office:value="20">
            <text:p>20</text:p>
          </table:table-cell>
          <table:table-cell table:formula="of:=MINUTE([.J45])" office:value-type="float" office:value="51">
            <text:p>51</text:p>
          </table:table-cell>
          <table:table-cell table:formula="of:=SECOND([.J45])" office:value-type="float" office:value="18">
            <text:p>18</text:p>
          </table:table-cell>
          <table:table-cell/>
          <table:table-cell table:formula="of:=[.K45]/86400" office:value-type="date" office:date-value="1992-09-07T20:51:18">
            <text:p>1992-09-07T20:51:18Z</text:p>
          </table:table-cell>
          <table:table-cell table:formula="of:=[.L45]+2562263623" office:value-type="float" office:value="2925060678">
            <text:p>2925060678</text:p>
          </table:table-cell>
          <table:table-cell table:formula="of:=[.L44]+(60466176*6)-1" office:value-type="float" office:value="362797055">
            <text:p>362797055</text:p>
          </table:table-cell>
          <table:table-cell table:formula="of:=LOWER(BASE([.L45];36))" office:value-type="string" office:string-value="5zzzzz">
            <text:p>5zzzzz</text:p>
          </table:table-cell>
        </table:table-row>
        <table:table-row table:style-name="ro1">
          <table:table-cell office:value-type="string" table:number-columns-spanned="1" table:number-rows-spanned="2">
            <text:p>6-b</text:p>
          </table:table-cell>
          <table:table-cell/>
          <table:table-cell table:formula="of:=YEAR([.J46])" office:value-type="float" office:value="1992">
            <text:p>1992</text:p>
          </table:table-cell>
          <table:table-cell table:formula="of:=MONTH([.J46])" office:value-type="float" office:value="9">
            <text:p>09</text:p>
          </table:table-cell>
          <table:table-cell table:formula="of:=DAY([.J46])" office:value-type="float" office:value="7">
            <text:p>07</text:p>
          </table:table-cell>
          <table:table-cell table:formula="of:=HOUR([.J46])" office:value-type="float" office:value="20">
            <text:p>20</text:p>
          </table:table-cell>
          <table:table-cell table:formula="of:=MINUTE([.J46])" office:value-type="float" office:value="51">
            <text:p>51</text:p>
          </table:table-cell>
          <table:table-cell table:formula="of:=SECOND([.J46])" office:value-type="float" office:value="19">
            <text:p>19</text:p>
          </table:table-cell>
          <table:table-cell/>
          <table:table-cell table:formula="of:=[.K46]/86400" office:value-type="date" office:date-value="1992-09-07T20:51:19">
            <text:p>1992-09-07T20:51:19Z</text:p>
          </table:table-cell>
          <table:table-cell table:formula="of:=[.L46]+2562263623" office:value-type="float" office:value="2925060679">
            <text:p>2925060679</text:p>
          </table:table-cell>
          <table:table-cell table:formula="of:=[.L45]+1" office:value-type="float" office:value="362797056">
            <text:p>362797056</text:p>
          </table:table-cell>
          <table:table-cell table:formula="of:=LOWER(BASE([.L46];36))" office:value-type="string" office:string-value="600000">
            <text:p>600000</text:p>
          </table:table-cell>
        </table:table-row>
        <table:table-row table:style-name="ro1">
          <table:covered-table-cell/>
          <table:table-cell/>
          <table:table-cell table:formula="of:=YEAR([.J47])" office:value-type="float" office:value="2004">
            <text:p>2004</text:p>
          </table:table-cell>
          <table:table-cell table:formula="of:=MONTH([.J47])" office:value-type="float" office:value="3">
            <text:p>03</text:p>
          </table:table-cell>
          <table:table-cell table:formula="of:=DAY([.J47])" office:value-type="float" office:value="7">
            <text:p>07</text:p>
          </table:table-cell>
          <table:table-cell table:formula="of:=HOUR([.J47])" office:value-type="float" office:value="21">
            <text:p>21</text:p>
          </table:table-cell>
          <table:table-cell table:formula="of:=MINUTE([.J47])" office:value-type="float" office:value="48">
            <text:p>48</text:p>
          </table:table-cell>
          <table:table-cell table:formula="of:=SECOND([.J47])" office:value-type="float" office:value="54">
            <text:p>54</text:p>
          </table:table-cell>
          <table:table-cell/>
          <table:table-cell table:formula="of:=[.K47]/86400" office:value-type="date" office:date-value="2004-03-07T21:48:54">
            <text:p>2004-03-07T21:48:54Z</text:p>
          </table:table-cell>
          <table:table-cell table:formula="of:=[.L47]+2562263623" office:value-type="float" office:value="3287857734">
            <text:p>3287857734</text:p>
          </table:table-cell>
          <table:table-cell table:formula="of:=[.L46]+(60466176*6)-1" office:value-type="float" office:value="725594111">
            <text:p>725594111</text:p>
          </table:table-cell>
          <table:table-cell table:formula="of:=LOWER(BASE([.L47];36))" office:value-type="string" office:string-value="bzzzzz">
            <text:p>bzzzzz</text:p>
          </table:table-cell>
        </table:table-row>
        <table:table-row table:style-name="ro1">
          <table:table-cell office:value-type="string" table:number-columns-spanned="1" table:number-rows-spanned="2">
            <text:p>c-h</text:p>
          </table:table-cell>
          <table:table-cell/>
          <table:table-cell table:formula="of:=YEAR([.J48])" office:value-type="float" office:value="2004">
            <text:p>2004</text:p>
          </table:table-cell>
          <table:table-cell table:formula="of:=MONTH([.J48])" office:value-type="float" office:value="3">
            <text:p>03</text:p>
          </table:table-cell>
          <table:table-cell table:formula="of:=DAY([.J48])" office:value-type="float" office:value="7">
            <text:p>07</text:p>
          </table:table-cell>
          <table:table-cell table:formula="of:=HOUR([.J48])" office:value-type="float" office:value="21">
            <text:p>21</text:p>
          </table:table-cell>
          <table:table-cell table:formula="of:=MINUTE([.J48])" office:value-type="float" office:value="48">
            <text:p>48</text:p>
          </table:table-cell>
          <table:table-cell table:formula="of:=SECOND([.J48])" office:value-type="float" office:value="55">
            <text:p>55</text:p>
          </table:table-cell>
          <table:table-cell/>
          <table:table-cell table:formula="of:=[.K48]/86400" office:value-type="date" office:date-value="2004-03-07T21:48:55">
            <text:p>2004-03-07T21:48:55Z</text:p>
          </table:table-cell>
          <table:table-cell table:formula="of:=[.L48]+2562263623" office:value-type="float" office:value="3287857735">
            <text:p>3287857735</text:p>
          </table:table-cell>
          <table:table-cell table:formula="of:=[.L47]+1" office:value-type="float" office:value="725594112">
            <text:p>725594112</text:p>
          </table:table-cell>
          <table:table-cell table:formula="of:=LOWER(BASE([.L48];36))" office:value-type="string" office:string-value="c00000">
            <text:p>c00000</text:p>
          </table:table-cell>
        </table:table-row>
        <table:table-row table:style-name="ro1">
          <table:covered-table-cell/>
          <table:table-cell/>
          <table:table-cell table:formula="of:=YEAR([.J49])" office:value-type="float" office:value="2015">
            <text:p>2015</text:p>
          </table:table-cell>
          <table:table-cell table:formula="of:=MONTH([.J49])" office:value-type="float" office:value="9">
            <text:p>09</text:p>
          </table:table-cell>
          <table:table-cell table:formula="of:=DAY([.J49])" office:value-type="float" office:value="5">
            <text:p>05</text:p>
          </table:table-cell>
          <table:table-cell table:formula="of:=HOUR([.J49])" office:value-type="float" office:value="22">
            <text:p>22</text:p>
          </table:table-cell>
          <table:table-cell table:formula="of:=MINUTE([.J49])" office:value-type="float" office:value="46">
            <text:p>46</text:p>
          </table:table-cell>
          <table:table-cell table:formula="of:=SECOND([.J49])" office:value-type="float" office:value="30">
            <text:p>30</text:p>
          </table:table-cell>
          <table:table-cell/>
          <table:table-cell table:formula="of:=[.K49]/86400" office:value-type="date" office:date-value="2015-09-05T22:46:30">
            <text:p>2015-09-05T22:46:30Z</text:p>
          </table:table-cell>
          <table:table-cell table:formula="of:=[.L49]+2562263623" office:value-type="float" office:value="3650654790">
            <text:p>3650654790</text:p>
          </table:table-cell>
          <table:table-cell table:formula="of:=[.L48]+(60466176*6)-1" office:value-type="float" office:value="1088391167">
            <text:p>1088391167</text:p>
          </table:table-cell>
          <table:table-cell table:formula="of:=LOWER(BASE([.L49];36))" office:value-type="string" office:string-value="hzzzzz">
            <text:p>hzzzzz</text:p>
          </table:table-cell>
        </table:table-row>
        <table:table-row table:style-name="ro1">
          <table:table-cell office:value-type="string" table:number-columns-spanned="1" table:number-rows-spanned="2">
            <text:p>i-n</text:p>
          </table:table-cell>
          <table:table-cell/>
          <table:table-cell table:formula="of:=YEAR([.J50])" office:value-type="float" office:value="2015">
            <text:p>2015</text:p>
          </table:table-cell>
          <table:table-cell table:formula="of:=MONTH([.J50])" office:value-type="float" office:value="9">
            <text:p>09</text:p>
          </table:table-cell>
          <table:table-cell table:formula="of:=DAY([.J50])" office:value-type="float" office:value="5">
            <text:p>05</text:p>
          </table:table-cell>
          <table:table-cell table:formula="of:=HOUR([.J50])" office:value-type="float" office:value="22">
            <text:p>22</text:p>
          </table:table-cell>
          <table:table-cell table:formula="of:=MINUTE([.J50])" office:value-type="float" office:value="46">
            <text:p>46</text:p>
          </table:table-cell>
          <table:table-cell table:formula="of:=SECOND([.J50])" office:value-type="float" office:value="31">
            <text:p>31</text:p>
          </table:table-cell>
          <table:table-cell/>
          <table:table-cell table:formula="of:=[.K50]/86400" office:value-type="date" office:date-value="2015-09-05T22:46:31">
            <text:p>2015-09-05T22:46:31Z</text:p>
          </table:table-cell>
          <table:table-cell table:formula="of:=[.L50]+2562263623" office:value-type="float" office:value="3650654791">
            <text:p>3650654791</text:p>
          </table:table-cell>
          <table:table-cell table:formula="of:=[.L49]+1" office:value-type="float" office:value="1088391168">
            <text:p>1088391168</text:p>
          </table:table-cell>
          <table:table-cell table:formula="of:=LOWER(BASE([.L50];36))" office:value-type="string" office:string-value="i00000">
            <text:p>i00000</text:p>
          </table:table-cell>
        </table:table-row>
        <table:table-row table:style-name="ro1">
          <table:covered-table-cell/>
          <table:table-cell/>
          <table:table-cell table:formula="of:=YEAR([.J51])" office:value-type="float" office:value="2027">
            <text:p>2027</text:p>
          </table:table-cell>
          <table:table-cell table:formula="of:=MONTH([.J51])" office:value-type="float" office:value="3">
            <text:p>03</text:p>
          </table:table-cell>
          <table:table-cell table:formula="of:=DAY([.J51])" office:value-type="float" office:value="5">
            <text:p>05</text:p>
          </table:table-cell>
          <table:table-cell table:formula="of:=HOUR([.J51])" office:value-type="float" office:value="23">
            <text:p>23</text:p>
          </table:table-cell>
          <table:table-cell table:formula="of:=MINUTE([.J51])" office:value-type="float" office:value="44">
            <text:p>44</text:p>
          </table:table-cell>
          <table:table-cell table:formula="of:=SECOND([.J51])" office:value-type="float" office:value="6">
            <text:p>06</text:p>
          </table:table-cell>
          <table:table-cell/>
          <table:table-cell table:formula="of:=[.K51]/86400" office:value-type="date" office:date-value="2027-03-05T23:44:06">
            <text:p>2027-03-05T23:44:06Z</text:p>
          </table:table-cell>
          <table:table-cell table:formula="of:=[.L51]+2562263623" office:value-type="float" office:value="4013451846">
            <text:p>4013451846</text:p>
          </table:table-cell>
          <table:table-cell table:formula="of:=[.L50]+(60466176*6)-1" office:value-type="float" office:value="1451188223">
            <text:p>1451188223</text:p>
          </table:table-cell>
          <table:table-cell table:formula="of:=LOWER(BASE([.L51];36))" office:value-type="string" office:string-value="nzzzzz">
            <text:p>nzzzzz</text:p>
          </table:table-cell>
        </table:table-row>
        <table:table-row table:style-name="ro1">
          <table:table-cell office:value-type="string" table:number-columns-spanned="1" table:number-rows-spanned="2">
            <text:p>o-t</text:p>
          </table:table-cell>
          <table:table-cell/>
          <table:table-cell table:formula="of:=YEAR([.J52])" office:value-type="float" office:value="2027">
            <text:p>2027</text:p>
          </table:table-cell>
          <table:table-cell table:formula="of:=MONTH([.J52])" office:value-type="float" office:value="3">
            <text:p>03</text:p>
          </table:table-cell>
          <table:table-cell table:formula="of:=DAY([.J52])" office:value-type="float" office:value="5">
            <text:p>05</text:p>
          </table:table-cell>
          <table:table-cell table:formula="of:=HOUR([.J52])" office:value-type="float" office:value="23">
            <text:p>23</text:p>
          </table:table-cell>
          <table:table-cell table:formula="of:=MINUTE([.J52])" office:value-type="float" office:value="44">
            <text:p>44</text:p>
          </table:table-cell>
          <table:table-cell table:formula="of:=SECOND([.J52])" office:value-type="float" office:value="7">
            <text:p>07</text:p>
          </table:table-cell>
          <table:table-cell/>
          <table:table-cell table:formula="of:=[.K52]/86400" office:value-type="date" office:date-value="2027-03-05T23:44:07">
            <text:p>2027-03-05T23:44:07Z</text:p>
          </table:table-cell>
          <table:table-cell table:formula="of:=[.L52]+2562263623" office:value-type="float" office:value="4013451847">
            <text:p>4013451847</text:p>
          </table:table-cell>
          <table:table-cell table:formula="of:=[.L51]+1" office:value-type="float" office:value="1451188224">
            <text:p>1451188224</text:p>
          </table:table-cell>
          <table:table-cell table:formula="of:=LOWER(BASE([.L52];36))" office:value-type="string" office:string-value="o00000">
            <text:p>o00000</text:p>
          </table:table-cell>
        </table:table-row>
        <table:table-row table:style-name="ro1">
          <table:covered-table-cell/>
          <table:table-cell/>
          <table:table-cell table:formula="of:=YEAR([.J53])" office:value-type="float" office:value="2038">
            <text:p>2038</text:p>
          </table:table-cell>
          <table:table-cell table:formula="of:=MONTH([.J53])" office:value-type="float" office:value="9">
            <text:p>09</text:p>
          </table:table-cell>
          <table:table-cell table:formula="of:=DAY([.J53])" office:value-type="float" office:value="3">
            <text:p>03</text:p>
          </table:table-cell>
          <table:table-cell table:formula="of:=HOUR([.J53])" office:value-type="float" office:value="0">
            <text:p>00</text:p>
          </table:table-cell>
          <table:table-cell table:formula="of:=MINUTE([.J53])" office:value-type="float" office:value="41">
            <text:p>41</text:p>
          </table:table-cell>
          <table:table-cell table:formula="of:=SECOND([.J53])" office:value-type="float" office:value="42">
            <text:p>42</text:p>
          </table:table-cell>
          <table:table-cell/>
          <table:table-cell table:formula="of:=[.K53]/86400" office:value-type="date" office:date-value="2038-09-03T00:41:42">
            <text:p>2038-09-03T00:41:42Z</text:p>
          </table:table-cell>
          <table:table-cell table:formula="of:=[.L53]+2562263623" office:value-type="float" office:value="4376248902">
            <text:p>4376248902</text:p>
          </table:table-cell>
          <table:table-cell table:formula="of:=[.L52]+(60466176*6)-1" office:value-type="float" office:value="1813985279">
            <text:p>1813985279</text:p>
          </table:table-cell>
          <table:table-cell table:formula="of:=LOWER(BASE([.L53];36))" office:value-type="string" office:string-value="tzzzzz">
            <text:p>tzzzzz</text:p>
          </table:table-cell>
        </table:table-row>
        <table:table-row table:style-name="ro1">
          <table:table-cell office:value-type="string" table:number-columns-spanned="1" table:number-rows-spanned="2">
            <text:p>u-z(ik0zj)</text:p>
          </table:table-cell>
          <table:table-cell/>
          <table:table-cell table:formula="of:=YEAR([.J54])" office:value-type="float" office:value="2038">
            <text:p>2038</text:p>
          </table:table-cell>
          <table:table-cell table:formula="of:=MONTH([.J54])" office:value-type="float" office:value="9">
            <text:p>09</text:p>
          </table:table-cell>
          <table:table-cell table:formula="of:=DAY([.J54])" office:value-type="float" office:value="3">
            <text:p>03</text:p>
          </table:table-cell>
          <table:table-cell table:formula="of:=HOUR([.J54])" office:value-type="float" office:value="0">
            <text:p>00</text:p>
          </table:table-cell>
          <table:table-cell table:formula="of:=MINUTE([.J54])" office:value-type="float" office:value="41">
            <text:p>41</text:p>
          </table:table-cell>
          <table:table-cell table:formula="of:=SECOND([.J54])" office:value-type="float" office:value="43">
            <text:p>43</text:p>
          </table:table-cell>
          <table:table-cell/>
          <table:table-cell table:formula="of:=[.K54]/86400" office:value-type="date" office:date-value="2038-09-03T00:41:43">
            <text:p>2038-09-03T00:41:43Z</text:p>
          </table:table-cell>
          <table:table-cell table:formula="of:=[.L54]+2562263623" office:value-type="float" office:value="4376248903">
            <text:p>4376248903</text:p>
          </table:table-cell>
          <table:table-cell table:formula="of:=[.L53]+1" office:value-type="float" office:value="1813985280">
            <text:p>1813985280</text:p>
          </table:table-cell>
          <table:table-cell table:formula="of:=LOWER(BASE([.L54];36))" office:value-type="string" office:string-value="u00000">
            <text:p>u00000</text:p>
          </table:table-cell>
        </table:table-row>
        <table:table-row table:style-name="ro1">
          <table:covered-table-cell/>
          <table:table-cell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[.J55])" office:value-type="float" office:value="50">
            <text:p>50</text:p>
          </table:table-cell>
          <table:table-cell/>
          <table:table-cell table:formula="of:=[.K55]/86400" office:value-type="date" office:date-value="2049-03-28T23:07:50">
            <text:p>2049-03-28T23:07:50Z</text:p>
          </table:table-cell>
          <table:table-cell table:formula="of:=[.L55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55];36))" office:value-type="string" office:string-value="zik0zj">
            <text:p>zik0zj</text:p>
          </table:table-cell>
        </table:table-row>
        <table:table-row table:style-name="ro1" table:number-rows-repeated="10485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1" number:min-integer-digits="1"/>
    </number:number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0">
      <number:number number:decimal-places="0" number:min-integer-digits="8"/>
    </number:number-style>
    <number:text-style style:name="N121">
      <number:text>HH </number:text>
      <number:text-content/>
      <number:text>test</number:text>
    </number:text-style>
    <number:date-style style:name="N12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23">
      <number:number number:decimal-places="0" number:min-integer-digits="5"/>
    </number:number-style>
    <number:number-style style:name="N124">
      <number:number number:decimal-places="0" number:min-integer-digits="19"/>
    </number:number-style>
    <number:number-style style:name="N125">
      <number:number number:decimal-places="3" number:min-integer-digits="1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30">01/30/2024</text:date>, <text:time>13:0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0T12:07:36.72</meta:creation-date>
    <meta:generator>OpenOffice/4.1.14$Win32 OpenOffice.org_project/4114m1$Build-9811</meta:generator>
    <dc:date>2024-01-30T13:01:33.90</dc:date>
    <meta:editing-duration>PT29M17S</meta:editing-duration>
    <meta:editing-cycles>6</meta:editing-cycles>
    <meta:document-statistic meta:table-count="3" meta:cell-count="488" meta:object-count="0"/>
  </office:meta>
</office:document-meta>
</file>